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B000001C2BE8CFE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9b1" officeooo:paragraph-rsid="000be9b1"/>
    </style:style>
    <style:style style:name="P2" style:family="paragraph" style:parent-style-name="Standard">
      <style:text-properties fo:color="#069a2e" loext:opacity="100%" officeooo:rsid="000be9b1" officeooo:paragraph-rsid="000be9b1"/>
    </style:style>
    <style:style style:name="P3" style:family="paragraph">
      <loext:graphic-properties draw:fill-color="#ff0000"/>
      <style:paragraph-properties fo:text-align="center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faf46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10d0c"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taz k 3e</text:p>
      <text:p text:style-name="P1"><draw:line text:anchor-type="paragraph" draw:z-index="1" draw:name="Line 1" draw:style-name="gr2" draw:text-style-name="P3" svg:x1="2.9819in" svg:y1="0.1492in" svg:x2="2.9929in" svg:y2="2.6201in"><text:p/></draw:line><draw:line text:anchor-type="paragraph" draw:z-index="2" draw:name="Line 2" draw:style-name="gr1" draw:text-style-name="P3" svg:x1="3.2661in" svg:y1="0.1374in" svg:x2="3.2772in" svg:y2="2.6083in"><text:p/></draw:line></text:p>
      <text:p text:style-name="P1"><draw:frame draw:style-name="fr1" draw:name="Image1" text:anchor-type="char" svg:width="6.6929in" svg:height="3.2071in" draw:z-index="0"><draw:image xlink:href="Pictures/10000001000003AB000001C2BE8CFEB4.png" xlink:type="simple" xlink:show="embed" xlink:actuate="onLoad" draw:mime-type="image/png"/></draw:frame><text:line-break/><text:span text:style-name="T1">s = 1, <text:s text:c="3"/>r = 0, <text:s text:c="3"/>q = </text:span><text:span text:style-name="T3">1</text:span><text:span text:style-name="T1">, <text:s/>cl = 0</text:span></text:p>
      <text:p text:style-name="P2">s = 1, <text:s text:c="3"/>r = 0, <text:s text:c="3"/>q = <text:span text:style-name="T5">0</text:span>, <text:s/>cl =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1:56:56.180530532</meta:creation-date>
    <dc:date>2024-02-20T22:01:34.637347992</dc:date>
    <meta:editing-duration>PT4M39S</meta:editing-duration>
    <meta:editing-cycles>1</meta:editing-cycles>
    <meta:document-statistic meta:table-count="0" meta:image-count="1" meta:object-count="0" meta:page-count="1" meta:paragraph-count="3" meta:word-count="27" meta:character-count="79" meta:non-whitespace-character-count="40"/>
    <meta:generator>LibreOffice/7.6.4.1$Linux_X86_64 LibreOffice_project/60$Build-1</meta:generator>
  </office:meta>
</office:document-meta>
</file>